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b3fe" officeooo:paragraph-rsid="000cb3fe"/>
    </style:style>
    <style:style style:name="T1" style:family="text">
      <style:text-properties officeooo:rsid="000eb3a9"/>
    </style:style>
    <style:style style:name="T2" style:family="text">
      <style:text-properties officeooo:rsid="000f33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gerPrint</text:p>
      <text:p text:style-name="P1"/>
      <text:p text:style-name="P1">I. <text:span text:style-name="T1">pre-processing image.</text:span></text:p>
      <text:p text:style-name="P1"><text:tab/>định <text:span text:style-name="T2">nghĩa vân tay: là các đường vân và dãy ở trên đầu ngón tay. Nó thường được sử dụng để nhận dạng 1 người trong 1 nhóm ngườ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14:48:52.022923055</meta:creation-date>
    <dc:date>2020-05-27T14:53:26.629893573</dc:date>
    <meta:editing-duration>PT4M34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33" meta:character-count="164" meta:non-whitespace-character-count="133"/>
  </office:meta>
</office:document-meta>
</file>